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7149*"/>
    </style:style>
    <style:style style:name="Table1.B" style:family="table-column">
      <style:table-column-properties style:rel-column-width="58385*"/>
    </style:style>
  </office:automatic-styles>
  <office:body>
    <office:text>
      <text:p text:style-name="Text_20_body"><text:span text:style-name="T1">1. Breve resumen del síntoma</text:span><text:line-break/>El dolor comienza en la <text:span text:style-name="T1">cadera</text:span> y se “desliza” de forma intermitente hacia el <text:span text:style-name="T1">brazo derecho</text:span>, el <text:span text:style-name="T1">dedo meñique</text:span>, la <text:span text:style-name="T1">rodilla</text:span> y los <text:span text:style-name="T1">dedos de los pies</text:span>.</text:p>
      <text:p text:style-name="Text_20_body">A continuación se analizan, paso a paso, cada zona afectada con la información disponible en el diccionario de biodescodificación.</text:p>
      <text:p text:style-name="Horizontal_20_Line"/>
      <text:h text:style-name="Heading_20_2" text:outline-level="2"><text:bookmark-start text:name="explicación-principal-según-biodescodificación"/>3. Explicación principal según biodescodificación<text:bookmark-end text:name="explicación-principal-según-biodescodificación"/></text:h>
      <text:p text:style-name="P1"><text:span text:style-name="T1">CADERA, ARTICULACIÓN</text:span><text:line-break/>- <text:span text:style-name="T1">Definición:</text:span> Articulación entre el hueso coxal de la pelvis y la cabeza del fémur; une el tronco con las extremidades inferiores.<text:line-break/>- <text:span text:style-name="T1">Técnico:</text:span> 3ª Etapa Embrionaria. Cuatro conflictos principales: <text:span text:style-name="T1">opposición</text:span>, <text:span text:style-name="T1">vaso‑biliar (ira, cólera)</text:span>, <text:span text:style-name="T1">incesto simbólico</text:span> y <text:span text:style-name="T1">secreto familiar</text:span>.<text:line-break/>- <text:span text:style-name="T1">Sentido biológico:</text:span> Permite el transporte equilibrado del cuerpo y su avance. Cuando la cadera se “detiene” es la primera articulación que cede en un enfrentamiento frontal (p. ej. lucha de toros o ciervos).<text:line-break/>- <text:span text:style-name="T1">Conflicto:</text:span> “Mantenerse en su posición”. En jóvenes: <text:span text:style-name="T2">«Quiero luchar y no puedo, pero sigo activo»</text:span>; en adultos mayores: <text:span text:style-name="T2">«No puedo luchar y acepto la lucha pasivamente»</text:span>. Los conflictos pueden manifestarse como oposición con otra persona, ira reprimida, recuerdos de incesto o un secreto guardado en la familia.</text:p>
      <text:h text:style-name="Heading_20_3" text:outline-level="3"><text:bookmark-start text:name="resumen-rápido"/>• Resumen rápido<text:bookmark-end text:name="resumen-rápido"/></text:h>
      <text:list text:style-name="L1">
        <text:list-item>
          <text:p text:style-name="P2"><text:span text:style-name="T1">Definición:</text:span> Articulación que une pelvis y fémur.<text:line-break/></text:p>
        </text:list-item>
        <text:list-item>
          <text:p text:style-name="P2"><text:span text:style-name="T1">Técnico:</text:span> Etapa 3, conflicto de oposición/ira/incesto/secreto.<text:line-break/></text:p>
        </text:list-item>
        <text:list-item>
          <text:p text:style-name="P2"><text:span text:style-name="T1">Sentido biológico:</text:span> Motor del avance; se “bloquea” ante un enfrentamiento.<text:line-break/></text:p>
        </text:list-item>
        <text:list-item>
          <text:p text:style-name="P2"><text:span text:style-name="T1">Conflicto emocional:</text:span> Sentimiento de quedarse “atrapado” o de no poder pelear/defenderse.</text:p>
        </text:list-item>
      </text:list>
      <text:p text:style-name="Horizontal_20_Line"/>
      <text:h text:style-name="Heading_20_2" text:outline-level="2"><text:bookmark-start text:name="otros-matices-relacionados"/>4. Otros matices relacionados<text:bookmark-end text:name="otros-matices-relacionados"/></text:h>
      <text:h text:style-name="Heading_20_3" text:outline-level="3"><text:bookmark-start text:name="brazo-derecho"/>4.1 Brazo derecho<text:bookmark-end text:name="brazo-derecho"/></text:h>
      <text:p text:style-name="P3"><text:span text:style-name="T1">BRAZO</text:span><text:line-break/>- <text:span text:style-name="T1">Definición:</text:span> Extremo superior desde el codo hasta el hombro (el antebrazo es la porción distal).<text:line-break/>- <text:span text:style-name="T1">Técnico:</text:span> La fase depende del sitio, pero está ligado a <text:span text:style-name="T1">conflictos de trabajo y de padre</text:span>.<text:line-break/>- <text:span text:style-name="T1">Sentido biológico:</text:span> Simboliza la capacidad de <text:span text:style-name="T1">agarrar, abarcar y manipular</text:span> situaciones de la vida; es la prolongación del corazón y del “yo”.<text:line-break/>- <text:span text:style-name="T1">Conflicto:</text:span><text:line-break/>- <text:span text:style-name="T1">Trabajo / acción:</text:span> «¿Qué abarco y qué dejo pasar?».<text:line-break/>- <text:span text:style-name="T1">Brazo derecho:</text:span> Conflicto de <text:span text:style-name="T1">dejar partir a quienes se aman</text:span> (hijos, familia).<text:line-break/>- <text:span text:style-name="T1">Brazo izquierdo:</text:span> Conflicto de <text:span text:style-name="T1">protegerse de agresiones</text:span> y mantener a alguien a distancia.</text:p>
      <text:p text:style-name="First_20_paragraph"><text:span text:style-name="T1">Resumen</text:span> – El brazo derecho refleja una lucha entre <text:span text:style-name="T2">agarrar</text:span> y <text:span text:style-name="T2">soltar</text:span> personas o responsabilidades, especialmente relacionadas con la figura paterna o el ámbito laboral.</text:p>
      <text:h text:style-name="Heading_20_3" text:outline-level="3"><text:bookmark-start text:name="dedo-meñique-y-anular"/>4.2 Dedo meñique (y anular)<text:bookmark-end text:name="dedo-meñique-y-anular"/></text:h>
      <text:p text:style-name="P4"><text:span text:style-name="T1">ENFERMEDAD de DUPUYTREN</text:span> (afecta principalmente al <text:span text:style-name="T1">meñique y anular</text:span>).<text:line-break/>- <text:span text:style-name="T1">Definición:</text:span> Retracción progresiva de los dedos de la mano por la aponeurosis palmar superficial.<text:line-break/>- <text:span text:style-name="T1">Técnico:</text:span> 3ª Etapa Embrionaria. <text:span text:style-name="T1">Conflicto de impotencia en la familia</text:span> y <text:span text:style-name="T1">conflicto de soltar</text:span>.<text:line-break/>- <text:span text:style-name="T1">Sentido biológico:</text:span> Impide que <text:span text:style-name="T1">soltemos algo que ya tenemos agarrado</text:span>.<text:line-break/>- <text:span text:style-name="T1">Conflicto:</text:span> «No soltar las riendas» en relación con <text:span text:style-name="T1">trabajo, padre, alianzas o secretos familiares</text:span>; también se relaciona con la incapacidad de <text:span text:style-name="T1">mostrar las palmas abiertas</text:span> (símbolo de no llevar armas).</text:p>
      <text:p text:style-name="First_20_paragraph"><text:span text:style-name="T1">Resumen</text:span> – El meñique simboliza la <text:span text:style-name="T1">resistencia a dejar ir</text:span> lo que se ha agarrado; el conflicto suele estar ligado a la autoridad paterna o a un secreto familiar que no se permite liberar.</text:p>
      <text:h text:style-name="Heading_20_3" text:outline-level="3"><text:bookmark-start text:name="rodilla"/>4.3 Rodilla<text:bookmark-end text:name="rodilla"/></text:h>
      <text:p text:style-name="P5"><text:span text:style-name="T1">RODILLA</text:span><text:line-break/>- <text:span text:style-name="T1">Definición:</text:span> Articulación entre fémur, tibia y peroné; incluye la rótula.<text:line-break/>- <text:span text:style-name="T1">Técnico:</text:span> 3ª Etapa Embrionaria. <text:span text:style-name="T1">Conflictos de desvalorización, orgullo herido, rigidez, obediencia y sumisión</text:span>.<text:line-break/>- <text:span text:style-name="T1">Sentido biológico:</text:span> Actúa como <text:span text:style-name="T1">amortiguador</text:span> y participa en la propulsión y en los cambios de dirección. Adoptar la posición arrodillada indica <text:span text:style-name="T1">indefensión, humillación y sumisión</text:span>.<text:line-break/>- <text:span text:style-name="T1">Conflicto:</text:span><text:line-break/>- <text:span text:style-name="T1">Desvalorización</text:span> por resultados no deseados.<text:line-break/>- <text:span text:style-name="T1">Sumisión/obediencia</text:span> a una autoridad que impone una encrucijada (p. ej. conflictos familiares o religiosos).<text:line-break/>- <text:span text:style-name="T1">Dirección:</text:span> Dificultad para decidir o cambiar de rumbo.<text:line-break/>- <text:span text:style-name="T1">Ira (conflicto de oposición)</text:span> y <text:span text:style-name="T1">rencor</text:span> en diversas sub‑zonas de la rodilla.</text:p>
      <text:p text:style-name="First_20_paragraph"><text:span text:style-name="T1">Resumen</text:span> – La rodilla expresa <text:span text:style-name="T1">sumisión</text:span> y <text:span text:style-name="T1">desvalorización</text:span>, como si la persona estuviera “arrodillada” ante una autoridad o una situación que la humilla.</text:p>
      <text:h text:style-name="Heading_20_3" text:outline-level="3"><text:bookmark-start text:name="dedos-de-los-pies-arco-del-pie"/>4.4 Dedos de los pies (arco del pie)<text:bookmark-end text:name="dedos-de-los-pies-arco-del-pie"/></text:h>
      <text:p text:style-name="P6"><text:span text:style-name="T1">ARCO DEL PIE</text:span> (representa la zona plantar y, por extensión, los dedos).<text:line-break/>- <text:span text:style-name="T1">Definición:</text:span> Curva que va del talón a la zona de los metatarsos; ayuda a mantener el equilibrio.<text:line-break/>- <text:span text:style-name="T1">Técnico:</text:span> 3ª Etapa Embrionaria. <text:span text:style-name="T1">Conflicto de desvalorización</text:span> y <text:span text:style-name="T1">conflicto con la madre</text:span>.<text:line-break/>- <text:span text:style-name="T1">Sentido biológico:</text:span> Regula el <text:span text:style-name="T1">contacto con el suelo</text:span> y, simbólicamente, con la <text:span text:style-name="T1">madre‑tierra</text:span>, proporcionando sustentación y dirección.<text:line-break/>- <text:span text:style-name="T1">Conflicto:</text:span> Problemas de <text:span text:style-name="T1">desvalorización profunda</text:span> (p. ej. sensación de no valer lo suficiente) que se reflejan en una postura o deformidad del arco; también pueden indicar un <text:span text:style-name="T1">conflicto con la madre</text:span> (falta de sostén, apoyo).</text:p>
      <text:p text:style-name="First_20_paragraph"><text:span text:style-name="T1">Resumen</text:span> – Los dedos del pie revelan una <text:span text:style-name="T1">pérdida de apoyo y valoración</text:span> vinculada a la figura materna o a la sensación de estar sin base firme.</text:p>
      <text:p text:style-name="Horizontal_20_Line"/>
      <text:h text:style-name="Heading_20_2" text:outline-level="2"><text:bookmark-start text:name="lista-de-referencias-cruzadas-para-seguir-investigando"/>5. Lista de referencias cruzadas (para seguir investigando)<text:bookmark-end text:name="lista-de-referencias-cruzadas-para-seguir-investigando"/></text:h>
      <text:list text:style-name="L2">
        <text:list-item>
          <text:p text:style-name="P7"><text:span text:style-name="T1">Conflicto de oposición / ira</text:span> (cadera).<text:line-break/></text:p>
        </text:list-item>
        <text:list-item>
          <text:p text:style-name="P7"><text:span text:style-name="T1">Conflictos de trabajo y padre</text:span> (brazo).<text:line-break/></text:p>
        </text:list-item>
        <text:list-item>
          <text:p text:style-name="P7"><text:span text:style-name="T1">Conflicto de soltar / impotencia familiar</text:span> (meñique).<text:line-break/></text:p>
        </text:list-item>
        <text:list-item>
          <text:p text:style-name="P7"><text:span text:style-name="T1">Desvalorización y sumisión</text:span> (rodilla).<text:line-break/></text:p>
        </text:list-item>
        <text:list-item>
          <text:p text:style-name="P7"><text:span text:style-name="T1">Desvalorización y conflicto materno</text:span> (pie).<text:line-break/></text:p>
        </text:list-item>
        <text:list-item>
          <text:p text:style-name="P7"><text:span text:style-name="T1">Etapas embrionarias</text:span> y su relación con síntomas musculoesqueléticos.</text:p>
        </text:list-item>
      </text:list>
      <text:p text:style-name="Horizontal_20_Line"/>
      <text:h text:style-name="Heading_20_2" text:outline-level="2"><text:bookmark-start text:name="interpretación-integradora"/>6. Interpretación integradora<text:bookmark-end text:name="interpretación-integradora"/></text:h>
      <text:p text:style-name="First_20_paragraph">El patrón de dolor “sube y baja” sugiere que <text:span text:style-name="T1">una misma energía emocional viaja a través del cuerpo</text:span>, activando diferentes símbolos según la zona que alcanza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Zona</text:p>
            </table:table-cell>
            <table:table-cell table:style-name="TableHeaderRowCell" office:value-type="string">
              <text:p text:style-name="Table_20_Heading">Mensaje simbólico que podría estar transmitiend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adera</text:span></text:p>
          </table:table-cell>
          <table:table-cell table:style-name="TableRowCell" office:value-type="string">
            <text:p text:style-name="Table_20_Contents"><text:span text:style-name="T2">Oposición/ira</text:span> o <text:span text:style-name="T2">secreto familiar</text:span> que impide avanzar.</text:p>
          </table:table-cell>
        </table:table-row>
        <table:table-row>
          <table:table-cell table:style-name="TableRowCell" office:value-type="string">
            <text:p text:style-name="Table_20_Contents"><text:span text:style-name="T1">Brazo derecho</text:span></text:p>
          </table:table-cell>
          <table:table-cell table:style-name="TableRowCell" office:value-type="string">
            <text:p text:style-name="Table_20_Contents">Necesidad de <text:span text:style-name="T1">soltar</text:span> a personas o responsabilidades (padre, trabajo).</text:p>
          </table:table-cell>
        </table:table-row>
        <table:table-row>
          <table:table-cell table:style-name="TableRowCell" office:value-type="string">
            <text:p text:style-name="Table_20_Contents"><text:span text:style-name="T1">Meñique</text:span></text:p>
          </table:table-cell>
          <table:table-cell table:style-name="TableRowCell" office:value-type="string">
            <text:p text:style-name="Table_20_Contents">Resistencia a <text:span text:style-name="T1">dejar ir</text:span> lo que se ha agarrado; conflicto con la autoridad paterna o con un secreto.</text:p>
          </table:table-cell>
        </table:table-row>
        <table:table-row>
          <table:table-cell table:style-name="TableRowCell" office:value-type="string">
            <text:p text:style-name="Table_20_Contents"><text:span text:style-name="T1">Rodilla</text:span></text:p>
          </table:table-cell>
          <table:table-cell table:style-name="TableRowCell" office:value-type="string">
            <text:p text:style-name="Table_20_Contents"><text:span text:style-name="T1">Sumisión</text:span> y <text:span text:style-name="T1">desvalorización</text:span> ante una autoridad que impone una situación humillante.</text:p>
          </table:table-cell>
        </table:table-row>
        <table:table-row>
          <table:table-cell table:style-name="TableRowCell" office:value-type="string">
            <text:p text:style-name="Table_20_Contents"><text:span text:style-name="T1">Dedos del pie</text:span></text:p>
          </table:table-cell>
          <table:table-cell table:style-name="TableRowCell" office:value-type="string">
            <text:p text:style-name="Table_20_Contents">Falta de <text:span text:style-name="T1">apoyo materno</text:span> y sensación de <text:span text:style-name="T1">no valer lo suficiente</text:span>, que se arraiga en la base (el suelo).</text:p>
          </table:table-cell>
        </table:table-row>
      </table:table>
      <text:p text:style-name="First_20_paragraph">En términos biodescodificadores, el cuerpo está señalando que <text:span text:style-name="T1">un conflicto de oposición/ira</text:span> (cadera) no resuelto se desplaza hacia la esfera del <text:span text:style-name="T2">trabajo y relaciones paternas</text:span> (brazo), luego a la <text:span text:style-name="T2">incapacidad de soltar</text:span> (meñique), sigue a la <text:span text:style-name="T2">sumisión y desvalorización</text:span> (rodilla) y termina en la <text:span text:style-name="T2">pérdida de apoyo materno</text:span> (pie). Cuando cada zona se “descodifica” y se liberan los sentimientos asociados, el dolor tiende a disminuir.</text:p>
      <text:p text:style-name="Horizontal_20_Line"/>
      <text:h text:style-name="Heading_20_2" text:outline-level="2"><text:bookmark-start text:name="sugerencia-de-posible-tratamiento-no-sustituye-la-labor-profesional"/>7. Sugerencia de posible tratamiento (no sustituye la labor profesional)<text:bookmark-end text:name="sugerencia-de-posible-tratamiento-no-sustituye-la-labor-profesional"/></text:h>
      <text:list text:style-name="L3">
        <text:list-item>
          <text:p text:style-name="P8"><text:span text:style-name="T1">Consulta con un terapeuta de biodescodificación o constelaciones familiares</text:span> para:</text:p>
          <text:list text:style-name="L4">
            <text:list-item>
              <text:p text:style-name="P9">Identificar la(s) historia(s) de <text:span text:style-name="T1">oposición/ira</text:span> o <text:span text:style-name="T1">secreto</text:span> que vivas (por ejemplo, conflicto familiar no resuelto).<text:line-break/></text:p>
            </text:list-item>
            <text:list-item>
              <text:p text:style-name="P9">Explorar la relación con la <text:span text:style-name="T1">figura paterna</text:span> y la dificultad de <text:span text:style-name="T1">soltar</text:span> responsabilidades o personas.<text:line-break/></text:p>
            </text:list-item>
            <text:list-item>
              <text:p text:style-name="P9">Trabajar la <text:span text:style-name="T1">desvalorización</text:span> y la necesidad de <text:span text:style-name="T1">apoyo materno</text:span>.</text:p>
            </text:list-item>
          </text:list>
        </text:list-item>
        <text:list-item>
          <text:p text:style-name="P8"><text:span text:style-name="T1">Ejercicios de toma de conciencia</text:span> (pueden hacerse entre sesiones):</text:p>
          <text:list text:style-name="L5">
            <text:list-item>
              <text:p text:style-name="P10">Visualiza la cadera como una “rueda” que gira libremente cuando sueltas la ira.<text:line-break/></text:p>
            </text:list-item>
            <text:list-item>
              <text:p text:style-name="P10">En el brazo, imagina que sueltas una cuerda que te ataba a una obligación o a una persona.<text:line-break/></text:p>
            </text:list-item>
            <text:list-item>
              <text:p text:style-name="P10">En el meñique, practica abrir la mano y sentir que la energía fluye sin retenerla.<text:line-break/></text:p>
            </text:list-item>
            <text:list-item>
              <text:p text:style-name="P10">En la rodilla, ponte en posición de arrodillarte frente a una autoridad interna y reconoce el sentimiento de humillación, luego permite que la rodilla se “relaje”.<text:line-break/></text:p>
            </text:list-item>
            <text:list-item>
              <text:p text:style-name="P10">En los pies, imagina que el suelo te brinda un abrazo cálido y estable, reconociendo el apoyo de la madre/tierra.</text:p>
            </text:list-item>
          </text:list>
        </text:list-item>
        <text:list-item>
          <text:p text:style-name="P8"><text:span text:style-name="T1">Técnicas de regulación del sistema nervioso</text:span> (respiración profunda, relajación muscular progresiva) para reducir la tensión muscular que acompaña al dolor.</text:p>
        </text:list-item>
        <text:list-item>
          <text:p text:style-name="P8"><text:span text:style-name="T1">Control médico convencional</text:span>: si el dolor es intenso, limitante o está acompañado de inflamación, es fundamental acudir a un profesional de la salud (medicina ortopédica, fisioterapia, etc.) mientras se trabaja el aspecto emocional.</text:p>
        </text:list-item>
      </text:list>
      <text:p text:style-name="Horizontal_20_Line"/>
      <text:h text:style-name="Heading_20_2" text:outline-level="2"><text:bookmark-start text:name="aviso-de-responsabilidad"/>8. Aviso de responsabilidad<text:bookmark-end text:name="aviso-de-responsabilidad"/></text:h>
      <text:p text:style-name="P11"><text:span text:style-name="T1">Esta información se basa en la teoría de la biodescodificación y NO constituye diagnóstico ni tratamiento médico.</text:span> No sustituye la valoración por un profesional de la salud. Si el dolor es fuerte, persistente o afecta tu calidad de vida, consulta a un médico y a un terapeuta cualificado antes de iniciar cualquier proceso de “descodificación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6-02-17T09:20:47Z</meta:creation-date>
    <dc:date>2026-02-17T09:20:47Z</dc:date>
  </office:meta>
</office:document-meta>
</file>